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939cm"/>
    </style:style>
    <style:style style:name="co3" style:family="table-column">
      <style:table-column-properties fo:break-before="auto" style:column-width="8.329cm"/>
    </style:style>
    <style:style style:name="co4" style:family="table-column">
      <style:table-column-properties fo:break-before="auto" style:column-width="13.324cm"/>
    </style:style>
    <style:style style:name="co5" style:family="table-column">
      <style:table-column-properties fo:break-before="auto" style:column-width="0.5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ParticipantID</text:p>
          </table:table-cell>
          <table:table-cell office:value-type="string">
            <text:p>How would you rank your experience with computers?</text:p>
          </table:table-cell>
          <table:table-cell office:value-type="string">
            <text:p>How would you rank your experience with stories?</text:p>
          </table:table-cell>
          <table:table-cell office:value-type="string">
            <text:p>How would you rank your experience with designing and furnishing environments?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4">
            <text:p>4</text:p>
          </table:table-cell>
        </table:table-row>
      </table:table>
      <table:table table:name="Blad4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How would you rank your experience with computers?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COUNTIF([Blad2.B2:.B14];1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COUNTIF([Blad2.B2:.B14];2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COUNTIF([Blad2.B2:.B14];3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COUNTIF([Blad2.B2:.B14];4)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COUNTIF([Blad2.B2:.B14];5)" office:value-type="float" office:value="9">
            <text:p>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>
            <draw:frame table:end-cell-address="Blad4.H28" table:end-x="0.363cm" table:end-y="0.187cm" draw:z-index="0" draw:style-name="gr1" draw:text-style-name="P1" svg:width="16.002cm" svg:height="9.006cm" svg:x="0.167cm" svg:y="0.213cm">
              <draw:object draw:notify-on-update-of-ranges="Blad4.B1:Blad4.B1 Blad4.B2:Blad4.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Blad3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How would you rank your experience with stories?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COUNTIF([Blad2.C2:.C14];1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COUNTIF([Blad2.C2:.C14];2)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COUNTIF([Blad2.C2:.C14];3)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COUNTIF([Blad2.C2:.C14];4)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COUNTIF([Blad2.C2:.C14];5)" office:value-type="float" office:value="3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>
            <draw:frame table:end-cell-address="Blad3.H28" table:end-x="0.322cm" table:end-y="0.094cm" draw:z-index="0" draw:style-name="gr1" draw:text-style-name="P1" svg:width="15.999cm" svg:height="8.999cm" svg:x="0.129cm" svg:y="0.127cm">
              <draw:object draw:notify-on-update-of-ranges="Blad3.B1:Blad3.B1 Blad3.B2:Blad3.B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Blad1" table:style-name="ta1" table:print="false"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How would you rank your experience with designing and furnishing environments?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COUNTIF([Blad2.D2:.D14];1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COUNTIF([Blad2.D2:.D14];2)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COUNTIF([Blad2.D2:.D14];3)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COUNTIF([Blad2.D2:.D14];4)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COUNTIF([Blad2.D2:.D14];5)" office:value-type="float" office:value="1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>
            <draw:frame table:end-cell-address="Blad1.D28" table:end-x="0.124cm" table:end-y="0.121cm" draw:z-index="0" draw:style-name="gr1" draw:text-style-name="P1" svg:width="15.999cm" svg:height="8.999cm" svg:x="0.16cm" svg:y="0.154cm">
              <draw:object draw:notify-on-update-of-ranges="Blad1.B1:Blad1.B1 Blad1.B2:Blad1.B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14/11/2017</text:date>, <text:time>14:47: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14:47:48.27</dc:date>
    <dc:creator>Marijn </dc:creator>
    <meta:generator>OpenOffice/4.1.3$Win32 OpenOffice.org_project/413m1$Build-9783</meta:generator>
    <meta:editing-duration>PT8M34S</meta:editing-duration>
    <meta:editing-cycles>2</meta:editing-cycles>
    <meta:document-statistic meta:table-count="4" meta:cell-count="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chart:legend-position="end" svg:x="10.962cm" svg:y="3.979cm" style:legend-expansion="high" chart:style-name="ch2"/>
        <chart:plot-area chart:style-name="ch3" table:cell-range-address="Blad4.B1:Blad4.B6" chart:data-source-has-labels="row" svg:x="1.358cm" svg:y="0.855cm" svg:width="8.964cm" svg:height="6.964cm">
          <chartooo:coordinate-region svg:x="1.979cm" svg:y="1.067cm" svg:width="8.343cm" svg:height="6.079cm"/>
          <chart:axis chart:dimension="x" chart:name="primary-x" chart:style-name="ch4">
            <chart:title svg:x="4.645cm" svg:y="8cm" chart:style-name="ch5">
              <text:p>Availale options</text:p>
            </chart:title>
          </chart:axis>
          <chart:axis chart:dimension="y" chart:name="primary-y" chart:style-name="ch6">
            <chart:title svg:x="0.451cm" svg:y="6.498cm" chart:style-name="ch7">
              <text:p>Times an option was chosen</text:p>
            </chart:title>
            <chart:grid chart:style-name="ch8" chart:class="major"/>
          </chart:axis>
          <chart:series chart:style-name="ch9" chart:values-cell-range-address="Blad4.B2:Blad4.B6" chart:label-cell-address="Blad4.B1:Blad4.B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w would you rank your experience with computers?</text:p>
                <draw:g>
                  <svg:desc>Blad4.B1:Blad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lad4.B2:Blad4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409cm" svg:y="3.976cm" style:legend-expansion="high" chart:style-name="ch2"/>
        <chart:plot-area chart:style-name="ch3" table:cell-range-address="Blad3.B1:Blad3.B6" chart:data-source-has-labels="row" svg:x="1.358cm" svg:y="0.855cm" svg:width="9.411cm" svg:height="6.957cm">
          <chartooo:coordinate-region svg:x="1.794cm" svg:y="1.067cm" svg:width="8.975cm" svg:height="6.072cm"/>
          <chart:axis chart:dimension="x" chart:name="primary-x" chart:style-name="ch4">
            <chart:title svg:x="4.775cm" svg:y="7.993cm" chart:style-name="ch5">
              <text:p>Available options</text:p>
            </chart:title>
          </chart:axis>
          <chart:axis chart:dimension="y" chart:name="primary-y" chart:style-name="ch6">
            <chart:title svg:x="0.451cm" svg:y="6.494cm" chart:style-name="ch7">
              <text:p>Times an option was chosen</text:p>
            </chart:title>
            <chart:grid chart:style-name="ch8" chart:class="major"/>
          </chart:axis>
          <chart:series chart:style-name="ch9" chart:values-cell-range-address="Blad3.B2:Blad3.B6" chart:label-cell-address="Blad3.B1:Blad3.B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w would you rank your experience with stories?</text:p>
                <draw:g>
                  <svg:desc>Blad3.B1:Blad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lad3.B2:Blad3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41cm" svg:y="3.765cm" style:legend-expansion="high" chart:style-name="ch2"/>
        <chart:plot-area chart:style-name="ch3" table:cell-range-address="Blad1.B1:Blad1.B6" chart:data-source-has-labels="row" svg:x="1.358cm" svg:y="0.855cm" svg:width="8.643cm" svg:height="6.957cm">
          <chartooo:coordinate-region svg:x="2.085cm" svg:y="1.067cm" svg:width="7.916cm" svg:height="6.072cm"/>
          <chart:axis chart:dimension="x" chart:name="primary-x" chart:style-name="ch4">
            <chart:title svg:x="4.391cm" svg:y="7.993cm" chart:style-name="ch5">
              <text:p>Available options</text:p>
            </chart:title>
          </chart:axis>
          <chart:axis chart:dimension="y" chart:name="primary-y" chart:style-name="ch6">
            <chart:title svg:x="0.451cm" svg:y="6.494cm" chart:style-name="ch7">
              <text:p>Times an option was chosen</text:p>
            </chart:title>
            <chart:grid chart:style-name="ch8" chart:class="major"/>
          </chart:axis>
          <chart:series chart:style-name="ch9" chart:values-cell-range-address="Blad1.B2:Blad1.B6" chart:label-cell-address="Blad1.B1:Blad1.B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w would you rank your experience with designing and furnishing environments?</text:p>
                <draw:g>
                  <svg:desc>Blad1.B1:Blad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lad1.B2:Blad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